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Default" style:name="ce2">
      <style:table-cell-properties style:text-align-source="fix" style:direction="ltr" style:repeat-content="false" style:shrink-to-fit="false" fo:wrap-option="no-wrap" style:vertical-align="bottom" ns41:vertical-justify="auto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5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6">
      <style:table-cell-properties style:text-align-source="fix" fo:border="0.06pt solid #000000" style:direction="ltr" style:repeat-content="false" style:shrink-to-fit="false" fo:wrap-option="no-wrap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7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8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9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1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1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1960_VT_CBS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6" office:value-type="string">
            <text:p>Geslacht</text:p>
          </table:table-cell>
          <table:table-cell ns42:value-type="string" table:style-name="ce6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0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" office:value-type="float">
            <text:p>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2" office:value-type="float">
            <text:p>7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56" office:value-type="float">
            <text:p>7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2" office:value-type="float">
            <text:p>1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94" office:value-type="float">
            <text:p>9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8" office:value-type="float">
            <text:p>1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38" office:value-type="float">
            <text:p>7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0" office:value-type="float">
            <text:p>4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23" office:value-type="float">
            <text:p>21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07" office:value-type="float">
            <text:p>25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2" office:value-type="float">
            <text:p>2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65" office:value-type="float">
            <text:p>1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5" office:value-type="float">
            <text:p>1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3" office:value-type="float">
            <text:p>3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9" office:value-type="float">
            <text:p>1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456" office:value-type="float">
            <text:p>34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1" office:value-type="float">
            <text:p>1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9868" office:value-type="float">
            <text:p>419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1" office:value-type="float">
            <text:p>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2" office:value-type="float">
            <text:p>2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1" office:value-type="float">
            <text:p>3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13" office:value-type="float">
            <text:p>52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6" office:value-type="float">
            <text:p>49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27" office:value-type="float">
            <text:p>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1" office:value-type="float">
            <text:p>1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31" office:value-type="float">
            <text:p>60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13" office:value-type="float">
            <text:p>14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66" office:value-type="float">
            <text:p>36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3" office:value-type="float">
            <text:p>4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3" office:value-type="float">
            <text:p>6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64" office:value-type="float">
            <text:p>39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0" office:value-type="float">
            <text:p>2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5" office:value-type="float">
            <text:p>24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0" office:value-type="float">
            <text:p>3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77" office:value-type="float">
            <text:p>4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12" office:value-type="float">
            <text:p>12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42" office:value-type="float">
            <text:p>36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5" office:value-type="float">
            <text:p>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" office:value-type="float">
            <text:p>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8" office:value-type="float">
            <text:p>3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6" office:value-type="float">
            <text:p>5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2" office:value-type="float">
            <text:p>34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46" office:value-type="float">
            <text:p>17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8" office:value-type="float">
            <text:p>42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4" office:value-type="float">
            <text:p>6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61" office:value-type="float">
            <text:p>2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41" office:value-type="float">
            <text:p>56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06" office:value-type="float">
            <text:p>53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0" office:value-type="float">
            <text:p>4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44" office:value-type="float">
            <text:p>17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52" office:value-type="float">
            <text:p>8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0" office:value-type="float">
            <text:p>41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20" office:value-type="float">
            <text:p>1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1" office:value-type="float">
            <text:p>2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92" office:value-type="float">
            <text:p>5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379" office:value-type="float">
            <text:p>18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" office:value-type="float">
            <text:p>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5" office:value-type="float">
            <text:p>4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19" office:value-type="float">
            <text:p>11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6" office:value-type="float">
            <text:p>25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8" office:value-type="float">
            <text:p>2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3" office:value-type="float">
            <text:p>1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66" office:value-type="float">
            <text:p>8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8" office:value-type="float">
            <text:p>2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13" office:value-type="float">
            <text:p>3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24" office:value-type="float">
            <text:p>4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7" office:value-type="float">
            <text:p>5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59" office:value-type="float">
            <text:p>22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20" office:value-type="float">
            <text:p>7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1" office:value-type="float">
            <text:p>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95" office:value-type="float">
            <text:p>4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69" office:value-type="float">
            <text:p>8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29" office:value-type="float">
            <text:p>2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45" office:value-type="float">
            <text:p>5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1" office:value-type="float">
            <text:p>34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7" office:value-type="float">
            <text:p>2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394" office:value-type="float">
            <text:p>1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3" office:value-type="float">
            <text:p>4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1" office:value-type="float">
            <text:p>1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50" office:value-type="float">
            <text:p>23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84" office:value-type="float">
            <text:p>4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6" office:value-type="float">
            <text:p>11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2" office:value-type="float">
            <text:p>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556" office:value-type="float">
            <text:p>18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5" office:value-type="float">
            <text:p>8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05" office:value-type="float">
            <text:p>6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63" office:value-type="float">
            <text:p>62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43" office:value-type="float">
            <text:p>5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34" office:value-type="float">
            <text:p>3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38" office:value-type="float">
            <text:p>6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50" office:value-type="float">
            <text:p>2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9" office:value-type="float">
            <text:p>5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02" office:value-type="float">
            <text:p>7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0" office:value-type="float">
            <text:p>1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1" office:value-type="float">
            <text:p>38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49" office:value-type="float">
            <text:p>27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2" office:value-type="float">
            <text:p>50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1" office:value-type="float">
            <text:p>1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2" office:value-type="float">
            <text:p>4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9" office:value-type="float">
            <text:p>1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4" office:value-type="float">
            <text:p>2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1" office:value-type="float">
            <text:p>27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4" office:value-type="float">
            <text:p>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3" office:value-type="float">
            <text:p>35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15" office:value-type="float">
            <text:p>13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" office:value-type="float">
            <text:p>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53" office:value-type="float">
            <text:p>7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8" office:value-type="float">
            <text:p>3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04" office:value-type="float">
            <text:p>4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37" office:value-type="float">
            <text:p>41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20" office:value-type="float">
            <text:p>6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" office:value-type="float">
            <text:p>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7" office:value-type="float">
            <text:p>3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0" office:value-type="float">
            <text:p>2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5" office:value-type="float">
            <text:p>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9" office:value-type="float">
            <text:p>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7" office:value-type="float">
            <text:p>1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16" office:value-type="float">
            <text:p>7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82" office:value-type="float">
            <text:p>7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72" office:value-type="float">
            <text:p>29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1" office:value-type="float">
            <text:p>3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6" office:value-type="float">
            <text:p>14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90" office:value-type="float">
            <text:p>2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7" office:value-type="float">
            <text:p>21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62" office:value-type="float">
            <text:p>1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5" office:value-type="float">
            <text:p>2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619" office:value-type="float">
            <text:p>85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09" office:value-type="float">
            <text:p>1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3" office:value-type="float">
            <text:p>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70" office:value-type="float">
            <text:p>2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16" office:value-type="float">
            <text:p>72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90" office:value-type="float">
            <text:p>3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4" office:value-type="float">
            <text:p>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4" office:value-type="float">
            <text:p>5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330" office:value-type="float">
            <text:p>6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22" office:value-type="float">
            <text:p>11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30" office:value-type="float">
            <text:p>14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88" office:value-type="float">
            <text:p>21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9" office:value-type="float">
            <text:p>6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1" office:value-type="float">
            <text:p>9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77" office:value-type="float">
            <text:p>42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7" office:value-type="float">
            <text:p>2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51" office:value-type="float">
            <text:p>1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2" office:value-type="float">
            <text:p>1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4" office:value-type="float">
            <text:p>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5" office:value-type="float">
            <text:p>3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27" office:value-type="float">
            <text:p>9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3" office:value-type="float">
            <text:p>160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02" office:value-type="float">
            <text:p>7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2" office:value-type="float">
            <text:p>2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9" office:value-type="float">
            <text:p>27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99" office:value-type="float">
            <text:p>7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71" office:value-type="float">
            <text:p>7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61" office:value-type="float">
            <text:p>10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67" office:value-type="float">
            <text:p>5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2" office:value-type="float">
            <text:p>21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2" office:value-type="float">
            <text:p>1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9" office:value-type="float">
            <text:p>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8" office:value-type="float">
            <text:p>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50" office:value-type="float">
            <text:p>28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6672" office:value-type="float">
            <text:p>2866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8" office:value-type="float">
            <text:p>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20" office:value-type="float">
            <text:p>50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" office:value-type="float">
            <text:p>1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1" office:value-type="float">
            <text:p>1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1" office:value-type="float">
            <text:p>3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02" office:value-type="float">
            <text:p>7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0905" office:value-type="float">
            <text:p>70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07" office:value-type="float">
            <text:p>1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03" office:value-type="float">
            <text:p>29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17" office:value-type="float">
            <text:p>4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1" office:value-type="float">
            <text:p>20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6" office:value-type="float">
            <text:p>7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3" office:value-type="float">
            <text:p>16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056" office:value-type="float">
            <text:p>82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74" office:value-type="float">
            <text:p>23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55" office:value-type="float">
            <text:p>22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5" office:value-type="float">
            <text:p>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89" office:value-type="float">
            <text:p>11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80" office:value-type="float">
            <text:p>8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21" office:value-type="float">
            <text:p>6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0" office:value-type="float">
            <text:p>6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5" office:value-type="float">
            <text:p>59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24" office:value-type="float">
            <text:p>5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9" office:value-type="float">
            <text:p>14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44" office:value-type="float">
            <text:p>3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47" office:value-type="float">
            <text:p>2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9" office:value-type="float">
            <text:p>3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8" office:value-type="float">
            <text:p>1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6" office:value-type="float">
            <text:p>12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6" office:value-type="float">
            <text:p>4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" office:value-type="float">
            <text:p>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8" office:value-type="float">
            <text:p>2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39" office:value-type="float">
            <text:p>6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00" office:value-type="float">
            <text:p>130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65" office:value-type="float">
            <text:p>35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72" office:value-type="float">
            <text:p>2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7" office:value-type="float">
            <text:p>20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3" office:value-type="float">
            <text:p>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61" office:value-type="float">
            <text:p>5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891" office:value-type="float">
            <text:p>258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1" office:value-type="float">
            <text:p>125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89" office:value-type="float">
            <text:p>3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8" office:value-type="float">
            <text:p>21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4" office:value-type="float">
            <text:p>24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83" office:value-type="float">
            <text:p>4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8" office:value-type="float">
            <text:p>3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52" office:value-type="float">
            <text:p>30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8" office:value-type="float">
            <text:p>23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577" office:value-type="float">
            <text:p>355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3" office:value-type="float">
            <text:p>3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7" office:value-type="float">
            <text:p>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1" office:value-type="float">
            <text:p>2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46" office:value-type="float">
            <text:p>7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56" office:value-type="float">
            <text:p>3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58" office:value-type="float">
            <text:p>49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" office:value-type="float">
            <text:p>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4" office:value-type="float">
            <text:p>1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240" office:value-type="float">
            <text:p>1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2" office:value-type="float">
            <text:p>26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4" office:value-type="float">
            <text:p>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3" office:value-type="float">
            <text:p>2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75" office:value-type="float">
            <text:p>130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72" office:value-type="float">
            <text:p>12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33" office:value-type="float">
            <text:p>8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2" office:value-type="float">
            <text:p>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83" office:value-type="float">
            <text:p>6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26" office:value-type="float">
            <text:p>84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0" office:value-type="float">
            <text:p>2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4" office:value-type="float">
            <text:p>36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4" office:value-type="float">
            <text:p>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4" office:value-type="float">
            <text:p>4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5" office:value-type="float">
            <text:p>3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3" office:value-type="float">
            <text:p>1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22" office:value-type="float">
            <text:p>13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9" office:value-type="float">
            <text:p>1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4" office:value-type="float">
            <text:p>21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9" office:value-type="float">
            <text:p>5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51" office:value-type="float">
            <text:p>15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" office:value-type="float">
            <text:p>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17" office:value-type="float">
            <text:p>25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5" office:value-type="float">
            <text:p>15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3" office:value-type="float">
            <text:p>2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7" office:value-type="float">
            <text:p>1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" office:value-type="float">
            <text:p>1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8" office:value-type="float">
            <text:p>1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85" office:value-type="float">
            <text:p>2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0" office:value-type="float">
            <text:p>51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30" office:value-type="float">
            <text:p>1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5" office:value-type="float">
            <text:p>1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2" office:value-type="float">
            <text:p>18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0" office:value-type="float">
            <text:p>5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8" office:value-type="float">
            <text:p>4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6" office:value-type="float">
            <text:p>25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07" office:value-type="float">
            <text:p>4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1" office:value-type="float">
            <text:p>47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05" office:value-type="float">
            <text:p>6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77" office:value-type="float">
            <text:p>4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70" office:value-type="float">
            <text:p>5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2" office:value-type="float">
            <text:p>2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500" office:value-type="float">
            <text:p>40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9" office:value-type="float">
            <text:p>25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51" office:value-type="float">
            <text:p>47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8" office:value-type="float">
            <text:p>3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96" office:value-type="float">
            <text:p>82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18" office:value-type="float">
            <text:p>2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52" office:value-type="float">
            <text:p>6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4" office:value-type="float">
            <text:p>16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60" office:value-type="float">
            <text:p>6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24" office:value-type="float">
            <text:p>3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35" office:value-type="float">
            <text:p>7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09" office:value-type="float">
            <text:p>3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94" office:value-type="float">
            <text:p>27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85" office:value-type="float">
            <text:p>1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86" office:value-type="float">
            <text:p>8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72" office:value-type="float">
            <text:p>5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7" office:value-type="float">
            <text:p>3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9" office:value-type="float">
            <text:p>34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4" office:value-type="float">
            <text:p>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79" office:value-type="float">
            <text:p>3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9" office:value-type="float">
            <text:p>6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603" office:value-type="float">
            <text:p>446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18" office:value-type="float">
            <text:p>3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2" office:value-type="float">
            <text:p>2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9" office:value-type="float">
            <text:p>2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2" office:value-type="float">
            <text:p>9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35" office:value-type="float">
            <text:p>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69" office:value-type="float">
            <text:p>4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3" office:value-type="float">
            <text:p>12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80" office:value-type="float">
            <text:p>52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21" office:value-type="float">
            <text:p>8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3" office:value-type="float">
            <text:p>8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" office:value-type="float">
            <text:p>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18" office:value-type="float">
            <text:p>10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34" office:value-type="float">
            <text:p>25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05" office:value-type="float">
            <text:p>2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93" office:value-type="float">
            <text:p>3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0" office:value-type="float">
            <text:p>4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8" office:value-type="float">
            <text:p>2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3" office:value-type="float">
            <text:p>1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9" office:value-type="float">
            <text:p>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50" office:value-type="float">
            <text:p>7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3" office:value-type="float">
            <text:p>13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7" office:value-type="float">
            <text:p>1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3" office:value-type="float">
            <text:p>1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18" office:value-type="float">
            <text:p>99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08" office:value-type="float">
            <text:p>7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64" office:value-type="float">
            <text:p>15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70" office:value-type="float">
            <text:p>5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1" office:value-type="float">
            <text:p>4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3" office:value-type="float">
            <text:p>27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" office:value-type="float">
            <text:p>11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2" office:value-type="float">
            <text:p>219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80" office:value-type="float">
            <text:p>2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2" office:value-type="float">
            <text:p>4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39" office:value-type="float">
            <text:p>27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60" office:value-type="float">
            <text:p>25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5" office:value-type="float">
            <text:p>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80" office:value-type="float">
            <text:p>8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8" office:value-type="float">
            <text:p>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18" office:value-type="float">
            <text:p>7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184" office:value-type="float">
            <text:p>6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2" office:value-type="float">
            <text:p>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3" office:value-type="float">
            <text:p>25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3" office:value-type="float">
            <text:p>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2" office:value-type="float">
            <text:p>9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1" office:value-type="float">
            <text:p>1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0" office:value-type="float">
            <text:p>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78" office:value-type="float">
            <text:p>14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" office:value-type="float">
            <text:p>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15" office:value-type="float">
            <text:p>87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29" office:value-type="float">
            <text:p>6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3" office:value-type="float">
            <text:p>2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52" office:value-type="float">
            <text:p>37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92" office:value-type="float">
            <text:p>3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7" office:value-type="float">
            <text:p>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15" office:value-type="float">
            <text:p>64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" office:value-type="float">
            <text:p>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533" office:value-type="float">
            <text:p>6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239" office:value-type="float">
            <text:p>4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18" office:value-type="float">
            <text:p>5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679" office:value-type="float">
            <text:p>76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7" office:value-type="float">
            <text:p>10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7" office:value-type="float">
            <text:p>3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62" office:value-type="float">
            <text:p>6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28" office:value-type="float">
            <text:p>116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97" office:value-type="float">
            <text:p>3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36" office:value-type="float">
            <text:p>19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43" office:value-type="float">
            <text:p>3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09" office:value-type="float">
            <text:p>21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821" office:value-type="float">
            <text:p>12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708" office:value-type="float">
            <text:p>9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06" office:value-type="float">
            <text:p>27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0" office:value-type="float">
            <text:p>3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32" office:value-type="float">
            <text:p>16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495" office:value-type="float">
            <text:p>10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490" office:value-type="float">
            <text:p>15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1" office:value-type="float">
            <text:p>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50" office:value-type="float">
            <text:p>39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00" office:value-type="float">
            <text:p>3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" office:value-type="float">
            <text:p>3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23" office:value-type="float">
            <text:p>4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2" office:value-type="float">
            <text:p>8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81" office:value-type="float">
            <text:p>19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68" office:value-type="float">
            <text:p>1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1" office:value-type="float">
            <text:p>1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" office:value-type="float">
            <text:p>9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2" office:value-type="float">
            <text:p>5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75" office:value-type="float">
            <text:p>1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51" office:value-type="float">
            <text:p>5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2" office:value-type="float">
            <text:p>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37" office:value-type="float">
            <text:p>4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" office:value-type="float">
            <text:p>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1" office:value-type="float">
            <text:p>25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64" office:value-type="float">
            <text:p>5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9" office:value-type="float">
            <text:p>10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51" office:value-type="float">
            <text:p>62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01" office:value-type="float">
            <text:p>8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7" office:value-type="float">
            <text:p>4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4" office:value-type="float">
            <text:p>1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80" office:value-type="float">
            <text:p>30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3" office:value-type="float">
            <text:p>3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90" office:value-type="float">
            <text:p>14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1" office:value-type="float">
            <text:p>10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5" office:value-type="float">
            <text:p>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21" office:value-type="float">
            <text:p>25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44" office:value-type="float">
            <text:p>1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40" office:value-type="float">
            <text:p>2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41" office:value-type="float">
            <text:p>14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0" office:value-type="float">
            <text:p>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9" office:value-type="float">
            <text:p>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83" office:value-type="float">
            <text:p>3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0" office:value-type="float">
            <text:p>8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5" office:value-type="float">
            <text:p>2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69" office:value-type="float">
            <text:p>7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9" office:value-type="float">
            <text:p>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15" office:value-type="float">
            <text:p>18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" office:value-type="float">
            <text:p>14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5" office:value-type="float">
            <text:p>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31" office:value-type="float">
            <text:p>41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984" office:value-type="float">
            <text:p>16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23" office:value-type="float">
            <text:p>194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24" office:value-type="float">
            <text:p>6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83" office:value-type="float">
            <text:p>4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206" office:value-type="float">
            <text:p>3602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68" office:value-type="float">
            <text:p>20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6" office:value-type="float">
            <text:p>7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4" office:value-type="float">
            <text:p>1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6" office:value-type="float">
            <text:p>2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" office:value-type="float">
            <text:p>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5" office:value-type="float">
            <text:p>21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738" office:value-type="float">
            <text:p>4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1" office:value-type="float">
            <text:p>2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89" office:value-type="float">
            <text:p>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2" office:value-type="float">
            <text:p>3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6" office:value-type="float">
            <text:p>2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5" office:value-type="float">
            <text:p>5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14" office:value-type="float">
            <text:p>19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948" office:value-type="float">
            <text:p>39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43" office:value-type="float">
            <text:p>6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20" office:value-type="float">
            <text:p>28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95" office:value-type="float">
            <text:p>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1" office:value-type="float">
            <text:p>32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6" office:value-type="float">
            <text:p>1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4" office:value-type="float">
            <text:p>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13" office:value-type="float">
            <text:p>2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95" office:value-type="float">
            <text:p>2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14" office:value-type="float">
            <text:p>7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5" office:value-type="float">
            <text:p>13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45" office:value-type="float">
            <text:p>4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587" office:value-type="float">
            <text:p>5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41" office:value-type="float">
            <text:p>152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41" office:value-type="float">
            <text:p>3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622" office:value-type="float">
            <text:p>8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82" office:value-type="float">
            <text:p>6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21" office:value-type="float">
            <text:p>133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31" office:value-type="float">
            <text:p>36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4" office:value-type="float">
            <text:p>10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71" office:value-type="float">
            <text:p>13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0" office:value-type="float">
            <text:p>5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72" office:value-type="float">
            <text:p>1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0" office:value-type="float">
            <text:p>3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0" office:value-type="float">
            <text:p>3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3" office:value-type="float">
            <text:p>31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51" office:value-type="float">
            <text:p>5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2" office:value-type="float">
            <text:p>2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11" office:value-type="float">
            <text:p>5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176" office:value-type="float">
            <text:p>41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8" office:value-type="float">
            <text:p>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6" office:value-type="float">
            <text:p>10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9" office:value-type="float">
            <text:p>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889" office:value-type="float">
            <text:p>28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0" office:value-type="float">
            <text:p>3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00" office:value-type="float">
            <text:p>8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99" office:value-type="float">
            <text:p>2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35" office:value-type="float">
            <text:p>2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72" office:value-type="float">
            <text:p>8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88" office:value-type="float">
            <text:p>16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089" office:value-type="float">
            <text:p>9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4" office:value-type="float">
            <text:p>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86" office:value-type="float">
            <text:p>10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605" office:value-type="float">
            <text:p>69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79" office:value-type="float">
            <text:p>7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88" office:value-type="float">
            <text:p>4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41" office:value-type="float">
            <text:p>8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0" office:value-type="float">
            <text:p>27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19" office:value-type="float">
            <text:p>49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46" office:value-type="float">
            <text:p>2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06" office:value-type="float">
            <text:p>2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93" office:value-type="float">
            <text:p>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2" office:value-type="float">
            <text:p>25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782" office:value-type="float">
            <text:p>125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24" office:value-type="float">
            <text:p>4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656" office:value-type="float">
            <text:p>96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4" office:value-type="float">
            <text:p>7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942" office:value-type="float">
            <text:p>7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02" office:value-type="float">
            <text:p>1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548" office:value-type="float">
            <text:p>95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505" office:value-type="float">
            <text:p>32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166" office:value-type="float">
            <text:p>27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870" office:value-type="float">
            <text:p>10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7" office:value-type="float">
            <text:p>1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60" office:value-type="float">
            <text:p>31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45" office:value-type="float">
            <text:p>29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68" office:value-type="float">
            <text:p>34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360" office:value-type="float">
            <text:p>8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94" office:value-type="float">
            <text:p>1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7" office:value-type="float">
            <text:p>43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91" office:value-type="float">
            <text:p>50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731" office:value-type="float">
            <text:p>147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00" office:value-type="float">
            <text:p>3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839" office:value-type="float">
            <text:p>208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11" office:value-type="float">
            <text:p>26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5" office:value-type="float">
            <text:p>7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07" office:value-type="float">
            <text:p>10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93" office:value-type="float">
            <text:p>30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0" office:value-type="float">
            <text:p>6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68" office:value-type="float">
            <text:p>6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56" office:value-type="float">
            <text:p>1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02" office:value-type="float">
            <text:p>4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61" office:value-type="float">
            <text:p>9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9" office:value-type="float">
            <text:p>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26" office:value-type="float">
            <text:p>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9" office:value-type="float">
            <text:p>5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22" office:value-type="float">
            <text:p>5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640" office:value-type="float">
            <text:p>11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836" office:value-type="float">
            <text:p>3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28" office:value-type="float">
            <text:p>1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22" office:value-type="float">
            <text:p>2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86" office:value-type="float">
            <text:p>1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56" office:value-type="float">
            <text:p>11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28" office:value-type="float">
            <text:p>19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34" office:value-type="float">
            <text:p>4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32" office:value-type="float">
            <text:p>15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483" office:value-type="float">
            <text:p>54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83" office:value-type="float">
            <text:p>2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2" office:value-type="float">
            <text:p>1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65" office:value-type="float">
            <text:p>4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601" office:value-type="float">
            <text:p>3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37" office:value-type="float">
            <text:p>1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50" office:value-type="float">
            <text:p>4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08" office:value-type="float">
            <text:p>1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0" office:value-type="float">
            <text:p>5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98" office:value-type="float">
            <text:p>10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027" office:value-type="float">
            <text:p>8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336" office:value-type="float">
            <text:p>3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99" office:value-type="float">
            <text:p>6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13" office:value-type="float">
            <text:p>3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81" office:value-type="float">
            <text:p>14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8" office:value-type="float">
            <text:p>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63" office:value-type="float">
            <text:p>49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54" office:value-type="float">
            <text:p>10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8145" office:value-type="float">
            <text:p>81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525" office:value-type="float">
            <text:p>12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462" office:value-type="float">
            <text:p>7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12" office:value-type="float">
            <text:p>1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103" office:value-type="float">
            <text:p>3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68" office:value-type="float">
            <text:p>3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00" office:value-type="float">
            <text:p>67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86" office:value-type="float">
            <text:p>1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86" office:value-type="float">
            <text:p>11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498" office:value-type="float">
            <text:p>6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778" office:value-type="float">
            <text:p>6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14" office:value-type="float">
            <text:p>3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95" office:value-type="float">
            <text:p>5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9" office:value-type="float">
            <text:p>25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5078" office:value-type="float">
            <text:p>250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022" office:value-type="float">
            <text:p>3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92" office:value-type="float">
            <text:p>14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6814" office:value-type="float">
            <text:p>68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50" office:value-type="float">
            <text:p>7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4658" office:value-type="float">
            <text:p>246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388" office:value-type="float">
            <text:p>4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771" office:value-type="float">
            <text:p>5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901" office:value-type="float">
            <text:p>49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74" office:value-type="float">
            <text:p>3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48" office:value-type="float">
            <text:p>3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998" office:value-type="float">
            <text:p>2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34" office:value-type="float">
            <text:p>1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024" office:value-type="float">
            <text:p>2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92" office:value-type="float">
            <text:p>11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482" office:value-type="float">
            <text:p>3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729" office:value-type="float">
            <text:p>3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600" office:value-type="float">
            <text:p>56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268" office:value-type="float">
            <text:p>1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2" office:value-type="float">
            <text:p>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828" office:value-type="float">
            <text:p>18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11113" office:value-type="float">
            <text:p>111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27469" office:value-type="float">
            <text:p>274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5943" office:value-type="float">
            <text:p>59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entraal persoonsregister (CPR)</text:p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3" office:value-type="float">
            <text:p>73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99" office:value-type="float">
            <text:p>7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" office:value-type="float">
            <text:p>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2" office:value-type="float">
            <text:p>2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6" office:value-type="float">
            <text:p>9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7" office:value-type="float">
            <text:p>68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8" office:value-type="float">
            <text:p>4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02" office:value-type="float">
            <text:p>2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3" office:value-type="float">
            <text:p>26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6" office:value-type="float">
            <text:p>23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07" office:value-type="float">
            <text:p>124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8" office:value-type="float">
            <text:p>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42" office:value-type="float">
            <text:p>2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64" office:value-type="float">
            <text:p>361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8" office:value-type="float">
            <text:p>16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72" office:value-type="float">
            <text:p>1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474" office:value-type="float">
            <text:p>446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1" office:value-type="float">
            <text:p>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58" office:value-type="float">
            <text:p>20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8" office:value-type="float">
            <text:p>27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5" office:value-type="float">
            <text:p>3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68" office:value-type="float">
            <text:p>5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05" office:value-type="float">
            <text:p>17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4" office:value-type="float">
            <text:p>1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287" office:value-type="float">
            <text:p>64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9" office:value-type="float">
            <text:p>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55" office:value-type="float">
            <text:p>15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3" office:value-type="float">
            <text:p>3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5" office:value-type="float">
            <text:p>4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" office:value-type="float">
            <text:p>8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1" office:value-type="float">
            <text:p>55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64" office:value-type="float">
            <text:p>37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" office:value-type="float">
            <text:p>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2" office:value-type="float">
            <text:p>2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24" office:value-type="float">
            <text:p>114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9" office:value-type="float">
            <text:p>8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4" office:value-type="float">
            <text:p>2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2" office:value-type="float">
            <text:p>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10" office:value-type="float">
            <text:p>12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8" office:value-type="float">
            <text:p>3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78" office:value-type="float">
            <text:p>3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0" office:value-type="float">
            <text:p>33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1" office:value-type="float">
            <text:p>17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9" office:value-type="float">
            <text:p>16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31" office:value-type="float">
            <text:p>4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" office:value-type="float">
            <text:p>2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12" office:value-type="float">
            <text:p>56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82" office:value-type="float">
            <text:p>2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" office:value-type="float">
            <text:p>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35" office:value-type="float">
            <text:p>53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2" office:value-type="float">
            <text:p>1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2" office:value-type="float">
            <text:p>49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59" office:value-type="float">
            <text:p>58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8" office:value-type="float">
            <text:p>17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1" office:value-type="float">
            <text:p>3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55" office:value-type="float">
            <text:p>7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1" office:value-type="float">
            <text:p>9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6" office:value-type="float">
            <text:p>2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53" office:value-type="float">
            <text:p>39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35" office:value-type="float">
            <text:p>26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87" office:value-type="float">
            <text:p>5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20" office:value-type="float">
            <text:p>182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6" office:value-type="float">
            <text:p>1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83" office:value-type="float">
            <text:p>4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48" office:value-type="float">
            <text:p>134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5" office:value-type="float">
            <text:p>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3" office:value-type="float">
            <text:p>3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4" office:value-type="float">
            <text:p>16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6" office:value-type="float">
            <text:p>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42" office:value-type="float">
            <text:p>112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3" office:value-type="float">
            <text:p>2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2" office:value-type="float">
            <text:p>4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28" office:value-type="float">
            <text:p>34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2" office:value-type="float">
            <text:p>51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58" office:value-type="float">
            <text:p>6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" office:value-type="float">
            <text:p>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4" office:value-type="float">
            <text:p>47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7" office:value-type="float">
            <text:p>8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713" office:value-type="float">
            <text:p>557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9" office:value-type="float">
            <text:p>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68" office:value-type="float">
            <text:p>2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" office:value-type="float">
            <text:p>5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0" office:value-type="float">
            <text:p>12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74" office:value-type="float">
            <text:p>6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9" office:value-type="float">
            <text:p>121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9" office:value-type="float">
            <text:p>2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12" office:value-type="float">
            <text:p>43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" office:value-type="float">
            <text:p>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43" office:value-type="float">
            <text:p>212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1" office:value-type="float">
            <text:p>6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0" office:value-type="float">
            <text:p>5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34" office:value-type="float">
            <text:p>5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24" office:value-type="float">
            <text:p>37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67" office:value-type="float">
            <text:p>6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3" office:value-type="float">
            <text:p>2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64" office:value-type="float">
            <text:p>50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68" office:value-type="float">
            <text:p>7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23" office:value-type="float">
            <text:p>358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02" office:value-type="float">
            <text:p>81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8" office:value-type="float">
            <text:p>46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12" office:value-type="float">
            <text:p>95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907" office:value-type="float">
            <text:p>289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6" office:value-type="float">
            <text:p>4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0" office:value-type="float">
            <text:p>10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0" office:value-type="float">
            <text:p>4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5" office:value-type="float">
            <text:p>15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1" office:value-type="float">
            <text:p>37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00" office:value-type="float">
            <text:p>13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85" office:value-type="float">
            <text:p>37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18" office:value-type="float">
            <text:p>71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2" office:value-type="float">
            <text:p>3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42" office:value-type="float">
            <text:p>43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2" office:value-type="float">
            <text:p>3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279" office:value-type="float">
            <text:p>422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26" office:value-type="float">
            <text:p>7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46" office:value-type="float">
            <text:p>46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0" office:value-type="float">
            <text:p>27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1" office:value-type="float">
            <text:p>2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2" office:value-type="float">
            <text:p>14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7" office:value-type="float">
            <text:p>1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70" office:value-type="float">
            <text:p>73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7" office:value-type="float">
            <text:p>7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44" office:value-type="float">
            <text:p>288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7" office:value-type="float">
            <text:p>2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3" office:value-type="float">
            <text:p>12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93" office:value-type="float">
            <text:p>2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5" office:value-type="float">
            <text:p>65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239" office:value-type="float">
            <text:p>83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2" office:value-type="float">
            <text:p>1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71" office:value-type="float">
            <text:p>25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681" office:value-type="float">
            <text:p>32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9" office:value-type="float">
            <text:p>5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4" office:value-type="float">
            <text:p>52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92" office:value-type="float">
            <text:p>62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90" office:value-type="float">
            <text:p>11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6" office:value-type="float">
            <text:p>146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5" office:value-type="float">
            <text:p>19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3" office:value-type="float">
            <text:p>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33" office:value-type="float">
            <text:p>76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32" office:value-type="float">
            <text:p>42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92" office:value-type="float">
            <text:p>4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14" office:value-type="float">
            <text:p>23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9" office:value-type="float">
            <text:p>14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6" office:value-type="float">
            <text:p>33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93" office:value-type="float">
            <text:p>9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72" office:value-type="float">
            <text:p>15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18" office:value-type="float">
            <text:p>60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84" office:value-type="float">
            <text:p>24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2" office:value-type="float">
            <text:p>22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52" office:value-type="float">
            <text:p>2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14" office:value-type="float">
            <text:p>1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3" office:value-type="float">
            <text:p>3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2" office:value-type="float">
            <text:p>20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17" office:value-type="float">
            <text:p>73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41" office:value-type="float">
            <text:p>7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1" office:value-type="float">
            <text:p>3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12" office:value-type="float">
            <text:p>108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7" office:value-type="float">
            <text:p>5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905" office:value-type="float">
            <text:p>2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8" office:value-type="float">
            <text:p>2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83" office:value-type="float">
            <text:p>31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6" office:value-type="float">
            <text:p>9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5" office:value-type="float">
            <text:p>26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204" office:value-type="float">
            <text:p>3192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0" office:value-type="float">
            <text:p>6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42" office:value-type="float">
            <text:p>48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2" office:value-type="float">
            <text:p>1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4" office:value-type="float">
            <text:p>3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44" office:value-type="float">
            <text:p>72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96" office:value-type="float">
            <text:p>75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6" office:value-type="float">
            <text:p>19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4" office:value-type="float">
            <text:p>1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41" office:value-type="float">
            <text:p>874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51" office:value-type="float">
            <text:p>22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1" office:value-type="float">
            <text:p>13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96" office:value-type="float">
            <text:p>43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7" office:value-type="float">
            <text:p>5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87" office:value-type="float">
            <text:p>10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0" office:value-type="float">
            <text:p>8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22" office:value-type="float">
            <text:p>6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71" office:value-type="float">
            <text:p>71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5" office:value-type="float">
            <text:p>1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6" office:value-type="float">
            <text:p>60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58" office:value-type="float">
            <text:p>5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67" office:value-type="float">
            <text:p>36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7" office:value-type="float">
            <text:p>3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55" office:value-type="float">
            <text:p>64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02" office:value-type="float">
            <text:p>138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0" office:value-type="float">
            <text:p>23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42" office:value-type="float">
            <text:p>6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93" office:value-type="float">
            <text:p>128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6" office:value-type="float">
            <text:p>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63" office:value-type="float">
            <text:p>36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37" office:value-type="float">
            <text:p>28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6" office:value-type="float">
            <text:p>2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" office:value-type="float">
            <text:p>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18" office:value-type="float">
            <text:p>6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5" office:value-type="float">
            <text:p>11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0" office:value-type="float">
            <text:p>106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97" office:value-type="float">
            <text:p>5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273" office:value-type="float">
            <text:p>23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54" office:value-type="float">
            <text:p>1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22" office:value-type="float">
            <text:p>33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42" office:value-type="float">
            <text:p>217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0" office:value-type="float">
            <text:p>41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04" office:value-type="float">
            <text:p>31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0" office:value-type="float">
            <text:p>312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05" office:value-type="float">
            <text:p>1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07" office:value-type="float">
            <text:p>371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91" office:value-type="float">
            <text:p>3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5" office:value-type="float">
            <text:p>8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6" office:value-type="float">
            <text:p>8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7" office:value-type="float">
            <text:p>18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98" office:value-type="float">
            <text:p>1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10" office:value-type="float">
            <text:p>7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927" office:value-type="float">
            <text:p>52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8" office:value-type="float">
            <text:p>7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0" office:value-type="float">
            <text:p>11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90" office:value-type="float">
            <text:p>10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4" office:value-type="float">
            <text:p>2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9" office:value-type="float">
            <text:p>5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7" office:value-type="float">
            <text:p>21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39" office:value-type="float">
            <text:p>126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78" office:value-type="float">
            <text:p>117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0" office:value-type="float">
            <text:p>15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4" office:value-type="float">
            <text:p>2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84" office:value-type="float">
            <text:p>80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5" office:value-type="float">
            <text:p>14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15" office:value-type="float">
            <text:p>6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1" office:value-type="float">
            <text:p>1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" office:value-type="float">
            <text:p>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9" office:value-type="float">
            <text:p>40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6" office:value-type="float">
            <text:p>87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" office:value-type="float">
            <text:p>7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27" office:value-type="float">
            <text:p>40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87" office:value-type="float">
            <text:p>1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9" office:value-type="float">
            <text:p>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8" office:value-type="float">
            <text:p>135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1" office:value-type="float">
            <text:p>9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89" office:value-type="float">
            <text:p>14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" office:value-type="float">
            <text:p>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" office:value-type="float">
            <text:p>5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32" office:value-type="float">
            <text:p>24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0" office:value-type="float">
            <text:p>21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0" office:value-type="float">
            <text:p>14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6" office:value-type="float">
            <text:p>8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0" office:value-type="float">
            <text:p>1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0" office:value-type="float">
            <text:p>49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0" office:value-type="float">
            <text:p>3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95" office:value-type="float">
            <text:p>1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" office:value-type="float">
            <text:p>9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8" office:value-type="float">
            <text:p>14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26" office:value-type="float">
            <text:p>49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5" office:value-type="float">
            <text:p>47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9" office:value-type="float">
            <text:p>44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73" office:value-type="float">
            <text:p>31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00" office:value-type="float">
            <text:p>7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8" office:value-type="float">
            <text:p>43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4" office:value-type="float">
            <text:p>1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49" office:value-type="float">
            <text:p>57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3" office:value-type="float">
            <text:p>20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61" office:value-type="float">
            <text:p>42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1" office:value-type="float">
            <text:p>25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376" office:value-type="float">
            <text:p>493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5" office:value-type="float">
            <text:p>3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03" office:value-type="float">
            <text:p>84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8" office:value-type="float">
            <text:p>2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4" office:value-type="float">
            <text:p>61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1" office:value-type="float">
            <text:p>1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5" office:value-type="float">
            <text:p>23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98" office:value-type="float">
            <text:p>18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9" office:value-type="float">
            <text:p>16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2" office:value-type="float">
            <text:p>13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13" office:value-type="float">
            <text:p>1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66" office:value-type="float">
            <text:p>68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1" office:value-type="float">
            <text:p>20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4" office:value-type="float">
            <text:p>16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472" office:value-type="float">
            <text:p>7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19" office:value-type="float">
            <text:p>331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7" office:value-type="float">
            <text:p>25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99" office:value-type="float">
            <text:p>83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0" office:value-type="float">
            <text:p>8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2" office:value-type="float">
            <text:p>21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9" office:value-type="float">
            <text:p>58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44" office:value-type="float">
            <text:p>25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3" office:value-type="float">
            <text:p>31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7" office:value-type="float">
            <text:p>9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65" office:value-type="float">
            <text:p>66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554" office:value-type="float">
            <text:p>46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2" office:value-type="float">
            <text:p>7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3" office:value-type="float">
            <text:p>16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91" office:value-type="float">
            <text:p>41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98" office:value-type="float">
            <text:p>1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5" office:value-type="float">
            <text:p>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7" office:value-type="float">
            <text:p>9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24" office:value-type="float">
            <text:p>52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023" office:value-type="float">
            <text:p>90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53" office:value-type="float">
            <text:p>116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0" office:value-type="float">
            <text:p>25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1" office:value-type="float">
            <text:p>12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3" office:value-type="float">
            <text:p>5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0" office:value-type="float">
            <text:p>6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1" office:value-type="float">
            <text:p>18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3" office:value-type="float">
            <text:p>77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97" office:value-type="float">
            <text:p>22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2" office:value-type="float">
            <text:p>13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472" office:value-type="float">
            <text:p>9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48" office:value-type="float">
            <text:p>79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92" office:value-type="float">
            <text:p>1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12" office:value-type="float">
            <text:p>50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22" office:value-type="float">
            <text:p>41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17" office:value-type="float">
            <text:p>8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83" office:value-type="float">
            <text:p>2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79" office:value-type="float">
            <text:p>10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01" office:value-type="float">
            <text:p>41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305" office:value-type="float">
            <text:p>223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92" office:value-type="float">
            <text:p>3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02" office:value-type="float">
            <text:p>2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39" office:value-type="float">
            <text:p>2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5" office:value-type="float">
            <text:p>1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33" office:value-type="float">
            <text:p>75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6409" office:value-type="float">
            <text:p>6640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" office:value-type="float">
            <text:p>2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980" office:value-type="float">
            <text:p>139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1" office:value-type="float">
            <text:p>1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81" office:value-type="float">
            <text:p>98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1" office:value-type="float">
            <text:p>4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49" office:value-type="float">
            <text:p>16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4" office:value-type="float">
            <text:p>2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4" office:value-type="float">
            <text:p>37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5" office:value-type="float">
            <text:p>13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0" office:value-type="float">
            <text:p>5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7" office:value-type="float">
            <text:p>5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566" office:value-type="float">
            <text:p>7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9" office:value-type="float">
            <text:p>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52" office:value-type="float">
            <text:p>4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86" office:value-type="float">
            <text:p>57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67" office:value-type="float">
            <text:p>7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0" office:value-type="float">
            <text:p>14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202" office:value-type="float">
            <text:p>102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8" office:value-type="float">
            <text:p>3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90" office:value-type="float">
            <text:p>63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8" office:value-type="float">
            <text:p>112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4" office:value-type="float">
            <text:p>14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74" office:value-type="float">
            <text:p>37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5" office:value-type="float">
            <text:p>3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503" office:value-type="float">
            <text:p>125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3" office:value-type="float">
            <text:p>9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05" office:value-type="float">
            <text:p>92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71" office:value-type="float">
            <text:p>2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9" office:value-type="float">
            <text:p>12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enbaar Lichaam Z.IJ.P.</text:p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7" office:value-type="float">
            <text:p>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52" office:value-type="float">
            <text:p>15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87" office:value-type="float">
            <text:p>10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82" office:value-type="float">
            <text:p>151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9" office:value-type="float">
            <text:p>19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4" office:value-type="float">
            <text:p>20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45" office:value-type="float">
            <text:p>38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4" office:value-type="float">
            <text:p>39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87" office:value-type="float">
            <text:p>7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5" office:value-type="float">
            <text:p>21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21" office:value-type="float">
            <text:p>1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" office:value-type="float">
            <text:p>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76" office:value-type="float">
            <text:p>6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2" office:value-type="float">
            <text:p>8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30" office:value-type="float">
            <text:p>143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7" office:value-type="float">
            <text:p>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06" office:value-type="float">
            <text:p>500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99" office:value-type="float">
            <text:p>5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48" office:value-type="float">
            <text:p>6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72" office:value-type="float">
            <text:p>7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24" office:value-type="float">
            <text:p>432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5" office:value-type="float">
            <text:p>3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49" office:value-type="float">
            <text:p>29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7" office:value-type="float">
            <text:p>4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166" office:value-type="float">
            <text:p>151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38" office:value-type="float">
            <text:p>9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" office:value-type="float">
            <text:p>2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37" office:value-type="float">
            <text:p>24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237" office:value-type="float">
            <text:p>202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369" office:value-type="float">
            <text:p>63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116" office:value-type="float">
            <text:p>141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2" office:value-type="float">
            <text:p>5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85" office:value-type="float">
            <text:p>3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4" office:value-type="float">
            <text:p>3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1" office:value-type="float">
            <text:p>4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90" office:value-type="float">
            <text:p>20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3" office:value-type="float">
            <text:p>14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505" office:value-type="float">
            <text:p>17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413" office:value-type="float">
            <text:p>19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3" office:value-type="float">
            <text:p>55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9538" office:value-type="float">
            <text:p>3695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910" office:value-type="float">
            <text:p>69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65" office:value-type="float">
            <text:p>28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15" office:value-type="float">
            <text:p>28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57" office:value-type="float">
            <text:p>48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56" office:value-type="float">
            <text:p>72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17" office:value-type="float">
            <text:p>2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82" office:value-type="float">
            <text:p>9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684" office:value-type="float">
            <text:p>406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3" office:value-type="float">
            <text:p>25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49" office:value-type="float">
            <text:p>32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22" office:value-type="float">
            <text:p>19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" office:value-type="float">
            <text:p>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12" office:value-type="float">
            <text:p>71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6" office:value-type="float">
            <text:p>25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2" office:value-type="float">
            <text:p>2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7" office:value-type="float">
            <text:p>6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65" office:value-type="float">
            <text:p>10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54" office:value-type="float">
            <text:p>52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433" office:value-type="float">
            <text:p>154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90" office:value-type="float">
            <text:p>32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9" office:value-type="float">
            <text:p>2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517" office:value-type="float">
            <text:p>85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298" office:value-type="float">
            <text:p>6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0" office:value-type="float">
            <text:p>134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47" office:value-type="float">
            <text:p>13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88" office:value-type="float">
            <text:p>3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62" office:value-type="float">
            <text:p>1086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782" office:value-type="float">
            <text:p>147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2" office:value-type="float">
            <text:p>55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43" office:value-type="float">
            <text:p>18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82" office:value-type="float">
            <text:p>3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52" office:value-type="float">
            <text:p>10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86" office:value-type="float">
            <text:p>32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0" office:value-type="float">
            <text:p>238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8" office:value-type="float">
            <text:p>483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735" office:value-type="float">
            <text:p>57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7" office:value-type="float">
            <text:p>22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5" office:value-type="float">
            <text:p>4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51" office:value-type="float">
            <text:p>41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9" office:value-type="float">
            <text:p>7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22" office:value-type="float">
            <text:p>162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27" office:value-type="float">
            <text:p>13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604" office:value-type="float">
            <text:p>26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5" office:value-type="float">
            <text:p>28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29" office:value-type="float">
            <text:p>362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3" office:value-type="float">
            <text:p>84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84" office:value-type="float">
            <text:p>238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214" office:value-type="float">
            <text:p>821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9" office:value-type="float">
            <text:p>1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291" office:value-type="float">
            <text:p>92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152" office:value-type="float">
            <text:p>1015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41" office:value-type="float">
            <text:p>6894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82" office:value-type="float">
            <text:p>70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9" office:value-type="float">
            <text:p>50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64" office:value-type="float">
            <text:p>4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98" office:value-type="float">
            <text:p>76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15" office:value-type="float">
            <text:p>491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1" office:value-type="float">
            <text:p>239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04" office:value-type="float">
            <text:p>2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0550" office:value-type="float">
            <text:p>1305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61" office:value-type="float">
            <text:p>48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289" office:value-type="float">
            <text:p>42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7" office:value-type="float">
            <text:p>9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088" office:value-type="float">
            <text:p>60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47" office:value-type="float">
            <text:p>96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65" office:value-type="float">
            <text:p>5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25" office:value-type="float">
            <text:p>80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765" office:value-type="float">
            <text:p>117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92" office:value-type="float">
            <text:p>70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670" office:value-type="float">
            <text:p>967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299" office:value-type="float">
            <text:p>322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36" office:value-type="float">
            <text:p>18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016" office:value-type="float">
            <text:p>280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75" office:value-type="float">
            <text:p>104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597" office:value-type="float">
            <text:p>25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74" office:value-type="float">
            <text:p>297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56" office:value-type="float">
            <text:p>28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349" office:value-type="float">
            <text:p>343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005" office:value-type="float">
            <text:p>8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7" office:value-type="float">
            <text:p>41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2" office:value-type="float">
            <text:p>46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0" office:value-type="float">
            <text:p>14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" office:value-type="float">
            <text:p>2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4" office:value-type="float">
            <text:p>8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03" office:value-type="float">
            <text:p>320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79" office:value-type="float">
            <text:p>2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431" office:value-type="float">
            <text:p>234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65" office:value-type="float">
            <text:p>72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57" office:value-type="float">
            <text:p>955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97" office:value-type="float">
            <text:p>309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67" office:value-type="float">
            <text:p>18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98" office:value-type="float">
            <text:p>61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87" office:value-type="float">
            <text:p>1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956" office:value-type="float">
            <text:p>95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93" office:value-type="float">
            <text:p>46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993" office:value-type="float">
            <text:p>899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7" office:value-type="float">
            <text:p>55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4" office:value-type="float">
            <text:p>1126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743" office:value-type="float">
            <text:p>37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9" office:value-type="float">
            <text:p>84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9" office:value-type="float">
            <text:p>17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89" office:value-type="float">
            <text:p>6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26" office:value-type="float">
            <text:p>1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72" office:value-type="float">
            <text:p>207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35" office:value-type="float">
            <text:p>3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90" office:value-type="float">
            <text:p>17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586" office:value-type="float">
            <text:p>135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44" office:value-type="float">
            <text:p>494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853" office:value-type="float">
            <text:p>18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727" office:value-type="float">
            <text:p>137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39" office:value-type="float">
            <text:p>553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61" office:value-type="float">
            <text:p>4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98" office:value-type="float">
            <text:p>7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69" office:value-type="float">
            <text:p>8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79" office:value-type="float">
            <text:p>34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9" office:value-type="float">
            <text:p>5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3" office:value-type="float">
            <text:p>10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51" office:value-type="float">
            <text:p>76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27" office:value-type="float">
            <text:p>31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985" office:value-type="float">
            <text:p>398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98" office:value-type="float">
            <text:p>59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821" office:value-type="float">
            <text:p>582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37" office:value-type="float">
            <text:p>293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959" office:value-type="float">
            <text:p>195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27" office:value-type="float">
            <text:p>22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992" office:value-type="float">
            <text:p>499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05" office:value-type="float">
            <text:p>10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8413" office:value-type="float">
            <text:p>84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99" office:value-type="float">
            <text:p>1249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73" office:value-type="float">
            <text:p>727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05" office:value-type="float">
            <text:p>29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07" office:value-type="float">
            <text:p>700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126" office:value-type="float">
            <text:p>61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5" office:value-type="float">
            <text:p>340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6578" office:value-type="float">
            <text:p>657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179" office:value-type="float">
            <text:p>2179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087" office:value-type="float">
            <text:p>108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6" office:value-type="float">
            <text:p>302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477" office:value-type="float">
            <text:p>547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994" office:value-type="float">
            <text:p>2499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988" office:value-type="float">
            <text:p>298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610" office:value-type="float">
            <text:p>761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48" office:value-type="float">
            <text:p>204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7695" office:value-type="float">
            <text:p>276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525" office:value-type="float">
            <text:p>552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702" office:value-type="float">
            <text:p>7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45" office:value-type="float">
            <text:p>304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486" office:value-type="float">
            <text:p>448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190" office:value-type="float">
            <text:p>319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11" office:value-type="float">
            <text:p>41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013" office:value-type="float">
            <text:p>20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671" office:value-type="float">
            <text:p>367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402" office:value-type="float">
            <text:p>34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5213" office:value-type="float">
            <text:p>5213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958" office:value-type="float">
            <text:p>1295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231" office:value-type="float">
            <text:p>1231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68" office:value-type="float">
            <text:p>1168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11035" office:value-type="float">
            <text:p>11035</text:p>
          </table:table-cell>
          <table:table-cell table:number-columns-repeated="1021"/>
        </table:table-row>
        <table:table-row table:style-name="ro1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1" office:value="28784" office:value-type="float">
            <text:p>28784</text:p>
          </table:table-cell>
          <table:table-cell table:number-columns-repeated="1021"/>
        </table:table-row>
        <table:table-row table:style-name="ro1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1" table:number-rows-repeated="1046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1">
      <ns41:text>-</ns41:text>
      <ns41:fill-character> </ns41:fill-character>
      <number:number number:grouping="true" number:decimal-places="0" number:min-integer-digits="1"/>
      <number:text> </number:text>
    </number:number-style>
    <number:number-style style:volatile="true" style:name="N128P2">
      <ns41:fill-character> </ns41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1">
      <ns41:text>-</ns41:text>
      <ns41:fill-character> </ns41:fill-character>
      <number:number number:grouping="true" number:decimal-places="2" number:min-integer-digits="1"/>
      <number:text> </number:text>
    </number:number-style>
    <number:number-style style:volatile="true" style:name="N132P2">
      <ns41:fill-character> </ns41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8P0">
      <number:text>€ </number:text>
      <number:number number:grouping="true" number:decimal-places="0" number:min-integer-digits="1"/>
    </number:number-style>
    <number:number-style style:name="N138">
      <number:text>€ </number:text>
      <number:number number:grouping="true" number:decimal-places="0" number:min-integer-digits="1"/>
      <number:text>-</number:text>
      <style:map style:condition="value()&gt;=0" style:apply-style-name="N138P0"/>
    </number:number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2" number:min-integer-digits="1"/>
    </number:number-style>
    <number:number-style style:name="N140">
      <number:text>€ </number:text>
      <number:number number:grouping="true" number:decimal-places="2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2" number:min-integer-digits="1"/>
    </number:number-style>
    <number:number-style style:name="N141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1P0"/>
    </number:number-style>
    <number:number-style style:volatile="true" style:name="N142P0">
      <number:number number:grouping="true" number:decimal-places="0" number:min-integer-digits="1"/>
    </number:number-style>
    <number:number-style style:volatile="true" style:name="N142P1">
      <number:number number:grouping="true" number:decimal-places="0" number:min-integer-digits="1"/>
      <number:text>-</number:text>
    </number:number-style>
    <number:number-style style:volatile="true" style:name="N142P2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volatile="true" style:name="N143P0">
      <number:text> € </number:text>
      <number:number number:grouping="true" number:decimal-places="0" number:min-integer-digits="1"/>
    </number:number-style>
    <number:number-style style:volatile="true" style:name="N143P1">
      <number:text> € </number:text>
      <number:number number:grouping="true" number:decimal-places="0" number:min-integer-digits="1"/>
      <number:text>-</number:text>
    </number:number-style>
    <number:number-style style:volatile="true" style:name="N143P2">
      <number:text> € 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2" number:min-integer-digits="1"/>
    </number:number-style>
    <number:number-style style:volatile="true" style:name="N144P1">
      <number:number number:grouping="true" number:decimal-places="2" number:min-integer-digits="1"/>
      <number:text>-</number:text>
    </number:number-style>
    <number:number-style style:volatile="true" style:name="N144P2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$</number:text>
      <number:number number:grouping="true" number:decimal-places="0" number:min-integer-digits="1"/>
    </number:number-style>
    <number:number-style style:name="N146">
      <number:text>($</number:text>
      <number:number number:grouping="true" number:decimal-places="0" number:min-integer-digits="1"/>
      <number:text>)</number:text>
      <style:map style:condition="value()&gt;=0" style:apply-style-name="N146P0"/>
    </number:number-style>
    <number:number-style style:volatile="true" style:name="N147P0">
      <number:text>$</number:text>
      <number:number number:grouping="true" number:decimal-places="0" number:min-integer-digits="1"/>
    </number:number-style>
    <number:number-style style:name="N14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7P0"/>
    </number:number-style>
    <number:number-style style:volatile="true" style:name="N148P0">
      <number:text>$</number:text>
      <number:number number:grouping="true" number:decimal-places="2" number:min-integer-digits="1"/>
    </number:number-style>
    <number:number-style style:name="N148">
      <number:text>($</number:text>
      <number:number number:grouping="true" number:decimal-places="2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2" number:min-integer-digits="1"/>
    </number:number-style>
    <number:number-style style:name="N14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9P0"/>
    </number:number-style>
    <number:number-style style:volatile="true" style:name="N150P0">
      <number:text> $</number:text>
      <number:number number:grouping="true" number:decimal-places="0" number:min-integer-digits="1"/>
    </number:number-style>
    <number:number-style style:volatile="true" style:name="N150P1">
      <number:text> $(</number:text>
      <number:number number:grouping="true" number:decimal-places="0" number:min-integer-digits="1"/>
      <number:text>)</number:text>
    </number:number-style>
    <number:number-style style:volatile="true" style:name="N150P2">
      <number:text> $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1P0">
      <number:number number:grouping="true" number:decimal-places="0" number:min-integer-digits="1"/>
    </number:number-style>
    <number:number-style style:volatile="true" style:name="N151P1">
      <number:text>(</number:text>
      <number:number number:grouping="true" number:decimal-places="0" number:min-integer-digits="1"/>
      <number:text>)</number:text>
    </number:number-style>
    <number:number-style style:volatile="true" style:name="N151P2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$</number:text>
      <number:number number:grouping="true" number:decimal-places="2" number:min-integer-digits="1"/>
    </number:number-style>
    <number:number-style style:volatile="true" style:name="N152P1">
      <number:text> $(</number:text>
      <number:number number:grouping="true" number:decimal-places="2" number:min-integer-digits="1"/>
      <number:text>)</number:text>
    </number:number-style>
    <number:number-style style:volatile="true" style:name="N152P2">
      <number:text> $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text>(</number:text>
      <number:number number:grouping="true" number:decimal-places="2" number:min-integer-digits="1"/>
      <number:text>)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fl </number:text>
      <number:number number:grouping="true" number:decimal-places="0" number:min-integer-digits="1"/>
    </number:number-style>
    <number:number-style style:name="N154">
      <number:text>fl </number:text>
      <number:number number:grouping="true" number:decimal-places="0" number:min-integer-digits="1"/>
      <number:text>-</number:text>
      <style:map style:condition="value()&gt;=0" style:apply-style-name="N154P0"/>
    </number:number-style>
    <number:number-style style:volatile="true" style:name="N155P0">
      <number:text>fl </number:text>
      <number:number number:grouping="true" number:decimal-places="0" number:min-integer-digits="1"/>
    </number:number-style>
    <number:number-style style:name="N15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5P0"/>
    </number:number-style>
    <number:number-style style:volatile="true" style:name="N156P0">
      <number:text>fl </number:text>
      <number:number number:grouping="true" number:decimal-places="2" number:min-integer-digits="1"/>
    </number:number-style>
    <number:number-style style:name="N156">
      <number:text>fl </number:text>
      <number:number number:grouping="true" number:decimal-places="2" number:min-integer-digits="1"/>
      <number:text>-</number:text>
      <style:map style:condition="value()&gt;=0" style:apply-style-name="N156P0"/>
    </number:number-style>
    <number:number-style style:volatile="true" style:name="N157P0">
      <number:text>fl </number:text>
      <number:number number:grouping="true" number:decimal-places="2" number:min-integer-digits="1"/>
    </number:number-style>
    <number:number-style style:name="N15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7P0"/>
    </number:number-style>
    <number:number-style style:volatile="true" style:name="N158P0">
      <number:text> fl </number:text>
      <number:number number:grouping="true" number:decimal-places="0" number:min-integer-digits="1"/>
    </number:number-style>
    <number:number-style style:volatile="true" style:name="N158P1">
      <number:text> fl </number:text>
      <number:number number:grouping="true" number:decimal-places="0" number:min-integer-digits="1"/>
      <number:text>-</number:text>
    </number:number-style>
    <number:number-style style:volatile="true" style:name="N158P2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59P0">
      <number:text> fl </number:text>
      <number:number number:grouping="true" number:decimal-places="2" number:min-integer-digits="1"/>
    </number:number-style>
    <number:number-style style:volatile="true" style:name="N159P1">
      <number:text> fl </number:text>
      <number:number number:grouping="true" number:decimal-places="2" number:min-integer-digits="1"/>
      <number:text>-</number:text>
    </number:number-style>
    <number:number-style style:volatile="true" style:name="N159P2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0P0">
      <number:text>Yes</number:text>
    </number:number-style>
    <number:number-style style:volatile="true" style:name="N160P1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volatile="true" style:name="N161P0">
      <number:text>True</number:text>
    </number:number-style>
    <number:number-style style:volatile="true" style:name="N161P1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volatile="true" style:name="N162P0">
      <number:text>On</number:text>
    </number:number-style>
    <number:number-style style:volatile="true" style:name="N162P1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volatile="true" style:name="N163P0">
      <number:currency-symbol number:country="GB" number:language="en">€</number:currency-symbol>
      <number:number number:grouping="true" number:decimal-places="2" number:min-integer-digits="1"/>
    </number:currency-style>
    <number:currency-style style:name="N163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6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38:40.8439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7T19:02:02.375963000</dc:date>
    <meta:editing-duration>PT25M4S</meta:editing-duration>
    <meta:editing-cycles>3</meta:editing-cycles>
    <meta:document-statistic meta:object-count="0" meta:cell-count="665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